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officeooo:rsid="001d1ffd" officeooo:paragraph-rsid="001d1ffd"/>
    </style:style>
    <style:style style:name="P2" style:family="paragraph" style:parent-style-name="Standard">
      <style:paragraph-properties fo:line-height="150%"/>
      <style:text-properties officeooo:rsid="001844e2" officeooo:paragraph-rsid="001844e2"/>
    </style:style>
    <style:style style:name="P3" style:family="paragraph" style:parent-style-name="Standard">
      <style:paragraph-properties fo:line-height="150%"/>
      <style:text-properties officeooo:rsid="001844e2" officeooo:paragraph-rsid="002ac7d7"/>
    </style:style>
    <style:style style:name="P4" style:family="paragraph" style:parent-style-name="Standard">
      <style:paragraph-properties fo:line-height="150%"/>
      <style:text-properties officeooo:rsid="001844e2" officeooo:paragraph-rsid="002bf5da"/>
    </style:style>
    <style:style style:name="P5" style:family="paragraph" style:parent-style-name="Standard">
      <style:paragraph-properties fo:line-height="150%"/>
      <style:text-properties officeooo:rsid="0029a732" officeooo:paragraph-rsid="0029a732"/>
    </style:style>
    <style:style style:name="P6" style:family="paragraph" style:parent-style-name="Standard">
      <style:paragraph-properties fo:line-height="150%"/>
      <style:text-properties officeooo:rsid="002bf5da" officeooo:paragraph-rsid="002bf5da"/>
    </style:style>
    <style:style style:name="P7" style:family="paragraph" style:parent-style-name="Standard">
      <style:paragraph-properties fo:line-height="150%"/>
      <style:text-properties officeooo:rsid="001a7250" officeooo:paragraph-rsid="001a7250"/>
    </style:style>
    <style:style style:name="P8" style:family="paragraph" style:parent-style-name="Standard">
      <style:paragraph-properties fo:line-height="150%"/>
      <style:text-properties officeooo:rsid="00231a83" officeooo:paragraph-rsid="0024ab02"/>
    </style:style>
    <style:style style:name="P9" style:family="paragraph" style:parent-style-name="Standard">
      <style:paragraph-properties fo:line-height="150%"/>
      <style:text-properties officeooo:rsid="0019f52d" officeooo:paragraph-rsid="0019f52d"/>
    </style:style>
    <style:style style:name="P10" style:family="paragraph" style:parent-style-name="Standard">
      <style:paragraph-properties fo:line-height="150%"/>
      <style:text-properties officeooo:rsid="0019f52d" officeooo:paragraph-rsid="002bf5da"/>
    </style:style>
    <style:style style:name="P11" style:family="paragraph" style:parent-style-name="Standard">
      <style:paragraph-properties fo:line-height="150%"/>
      <style:text-properties style:text-underline-style="solid" style:text-underline-width="auto" style:text-underline-color="font-color" officeooo:rsid="001e4e91" officeooo:paragraph-rsid="001e4e91"/>
    </style:style>
    <style:style style:name="P12" style:family="paragraph" style:parent-style-name="Standard">
      <style:paragraph-properties fo:line-height="150%"/>
      <style:text-properties officeooo:rsid="001e4e91" officeooo:paragraph-rsid="001e4e91"/>
    </style:style>
    <style:style style:name="P13" style:family="paragraph" style:parent-style-name="Standard">
      <style:paragraph-properties fo:line-height="150%"/>
      <style:text-properties fo:color="#dd4814" officeooo:rsid="001d1ffd" officeooo:paragraph-rsid="001d1ffd"/>
    </style:style>
    <style:style style:name="P14" style:family="paragraph" style:parent-style-name="Standard">
      <style:paragraph-properties fo:line-height="150%"/>
      <style:text-properties officeooo:rsid="002d55b6" officeooo:paragraph-rsid="002d55b6"/>
    </style:style>
    <style:style style:name="P15" style:family="paragraph" style:parent-style-name="Standard">
      <style:paragraph-properties fo:line-height="150%"/>
      <style:text-properties officeooo:rsid="002e583d" officeooo:paragraph-rsid="002e583d"/>
    </style:style>
    <style:style style:name="P16" style:family="paragraph" style:parent-style-name="Standard">
      <style:paragraph-properties fo:line-height="150%"/>
      <style:text-properties officeooo:rsid="002ecdcf" officeooo:paragraph-rsid="002ecdcf"/>
    </style:style>
    <style:style style:name="P17" style:family="paragraph" style:parent-style-name="Standard">
      <style:paragraph-properties fo:line-height="150%"/>
      <style:text-properties officeooo:rsid="0030c328" officeooo:paragraph-rsid="0030c328"/>
    </style:style>
    <style:style style:name="P18" style:family="paragraph" style:parent-style-name="Standard">
      <style:paragraph-properties fo:line-height="150%" fo:break-before="page"/>
      <style:text-properties officeooo:rsid="001844e2" officeooo:paragraph-rsid="001844e2"/>
    </style:style>
    <style:style style:name="P19" style:family="paragraph" style:parent-style-name="Standard">
      <style:paragraph-properties fo:line-height="150%" fo:break-before="page"/>
      <style:text-properties officeooo:rsid="0029a732" officeooo:paragraph-rsid="0029a732"/>
    </style:style>
    <style:style style:name="P20" style:family="paragraph" style:parent-style-name="Standard">
      <style:paragraph-properties fo:line-height="150%" fo:break-before="page"/>
      <style:text-properties fo:font-weight="bold" officeooo:rsid="001d1ffd" officeooo:paragraph-rsid="001d1ffd" style:font-weight-asian="bold" style:font-weight-complex="bold"/>
    </style:style>
    <style:style style:name="P21" style:family="paragraph" style:parent-style-name="Standard">
      <style:paragraph-properties fo:line-height="150%" fo:break-before="page"/>
      <style:text-properties officeooo:rsid="002bf5da" officeooo:paragraph-rsid="002bf5da"/>
    </style:style>
    <style:style style:name="P22" style:family="paragraph" style:parent-style-name="Standard">
      <style:paragraph-properties fo:line-height="150%" fo:break-before="page"/>
      <style:text-properties officeooo:rsid="002ecdcf" officeooo:paragraph-rsid="002ecdcf"/>
    </style:style>
    <style:style style:name="P23" style:family="paragraph" style:parent-style-name="Footnote">
      <style:text-properties officeooo:paragraph-rsid="00317d62"/>
    </style:style>
    <style:style style:name="P24" style:family="paragraph" style:parent-style-name="Standard" style:list-style-name="L1">
      <style:paragraph-properties fo:line-height="150%"/>
      <style:text-properties officeooo:rsid="002bf5da" officeooo:paragraph-rsid="002bf5da"/>
    </style:style>
    <style:style style:name="P25" style:family="paragraph" style:parent-style-name="Standard" style:list-style-name="L2">
      <style:paragraph-properties fo:line-height="150%"/>
      <style:text-properties officeooo:rsid="002bf5da" officeooo:paragraph-rsid="002bf5da"/>
    </style:style>
    <style:style style:name="P26" style:family="paragraph" style:parent-style-name="Standard">
      <style:paragraph-properties fo:line-height="150%"/>
      <style:text-properties officeooo:rsid="0030c328" officeooo:paragraph-rsid="0030c328"/>
    </style:style>
    <style:style style:name="T1" style:family="text">
      <style:text-properties officeooo:rsid="0019f52d"/>
    </style:style>
    <style:style style:name="T2" style:family="text">
      <style:text-properties officeooo:rsid="0021fa9c"/>
    </style:style>
    <style:style style:name="T3" style:family="text">
      <style:text-properties officeooo:rsid="002ac7d7"/>
    </style:style>
    <style:style style:name="T4" style:family="text">
      <style:text-properties officeooo:rsid="002bf5da"/>
    </style:style>
    <style:style style:name="T5" style:family="text">
      <style:text-properties officeooo:rsid="002ecdcf"/>
    </style:style>
    <style:style style:name="T6" style:family="text">
      <style:text-properties officeooo:rsid="0030c32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bstract:</text:p>
      <text:p text:style-name="P7"/>
      <text:p text:style-name="P8">Deep learning has been applied to music generation in a number of experiments demonstrating varying levels of success. <text:span text:style-name="T2">This research project focuses at the design and implementation of a generative deep recurrent neural computational model for generating structured musical sequences composed of unique melodies and harmonies. The proposed model would attempt to impose a music-theoratic structural control over the generation using extra features, extracted and engineered from the Nottingham Folk Music dataset. The proposed model would facilitate the augmentation of this additional musical knowledge within a Deep Neural Network while learning production probabilities and enforcing structural constraints. This report highlights the critical context around the area of research with references to literature, <text:s/>a research evaluation criteria followed by proposed development framework and a project plan.</text:span></text:p>
      <text:p text:style-name="P2"/>
      <text:p text:style-name="P19">PURPOSE:</text:p>
      <text:p text:style-name="P5"/>
      <text:p text:style-name="P3">During recent years, an increased interest and experimentation into the artificial intelligence (AI) has been observed. This has been made possible by the rise in computational power and and huge amounts of data …..</text:p>
      <text:p text:style-name="P3">Deep Learning Techniques have demonstrated highly encouraging results in the recent past when applied to the domain of generative arts. Generative models for text, images, video and music have been developed and tested with varying levels of success. </text:p>
      <text:p text:style-name="P4">Music generation is known to be particularly challenging in nature due to …. <text:span text:style-name="T1">(Mysteries of Music)</text:span></text:p>
      <text:p text:style-name="P10"/>
      <text:p text:style-name="P10">Appreciating <text:s/>music involves complex cognitive processes ranging from pitch detection as keys/notes, structural inference as metre etc. A cognitive process allows listener to listen to group individual pitches into structural elements <text:s/>and their relationships with musical piece. </text:p>
      <text:p text:style-name="P3"/>
      <text:p text:style-name="P5">The purpose of this research project is to design and implement neural computational models for for solving supervised music sequence learning problem, while imposing a music-theoretic structural control over the generation process by augmenting extracted and engineered features during the training phase. The research aims to explore and learn whether Music Language Modelling (MLM) based on Natural Language Processing theories can be used for music generation in Deep Neural Networks <text:span text:style-name="T3">while imposing structural constrains</text:span>. </text:p>
      <text:p text:style-name="P5"/>
      <text:p text:style-name="P5">The proposed Neural computing machine would facilitate knowledge representation in a connectionist learning paradigm in an attempt to emulate human like cognitive performance . </text:p>
      <text:p text:style-name="P5"/>
      <text:p text:style-name="P5">Learning and Generation processes will be performed using symbolic music data, with a primary focus on musical structure representation. The system would offer parametric control over the generation process to facilitate <text:span text:style-name="T3">structural control over</text:span> music <text:span text:style-name="T3">generation</text:span>. The performance of the proposed system will be evaluated using statistical measures based on music theory, <text:s/>as well as through Turing test style human evaluation and listening sessions. Other standard evaluation methods like <text:span text:style-name="T4">validation testing</text:span> will be <text:span text:style-name="T4">used </text:span>for supervised generation models.</text:p>
      <text:p text:style-name="P14">Research Question</text:p>
      <text:p text:style-name="P14"/>
      <text:p text:style-name="P14"/>
      <text:p text:style-name="P14"/>
      <text:p text:style-name="P14"/>
      <text:p text:style-name="P14"><text:soft-page-break/>RESEARCH QUESTION</text:p>
      <text:p text:style-name="P14"/>
      <text:p text:style-name="P14">The primary research question, that this project attempts to answer is:</text:p>
      <text:p text:style-name="P14">"Can we augment a Deep Neural Network architecture with structural knowledge using Language Modelling framework, in order to stochastically generate musical sequences while enforcing structural constraints on the generative process"</text:p>
      <text:p text:style-name="P5"/>
      <text:p text:style-name="P5"/>
      <text:p text:style-name="P5"/>
      <text:p text:style-name="P6">­</text:p>
      <text:p text:style-name="P21">PRODUCTS:</text:p>
      <text:p text:style-name="P6"/>
      <text:p text:style-name="P6">Following products will be presented at the end of this research project:</text:p>
      <text:list xml:id="list2380896614243989821" text:style-name="L1">
        <text:list-item>
          <text:p text:style-name="P24">A set of music structural features encoded into a formal logic system that would define the style of a music genre. Production probabilities would be calculated using different symbolic music datasets.</text:p>
        </text:list-item>
        <text:list-item>
          <text:p text:style-name="P24">A deep network architecture which would be wired and pre-configured to impose structural constraints on generated musical data.</text:p>
        </text:list-item>
        <text:list-item>
          <text:p text:style-name="P24">A grammar augmented, generative Deep Neural-Symbolic machine that would fcilitate symbolic musical knowledge representation with connectionist learning.</text:p>
        </text:list-item>
        <text:list-item>
          <text:p text:style-name="P24">Performance comparison of the proposed system with other similar experiments. These comparisons would compare the Neural-Symbolic approach with pure connectionist and symbolic AI systems.</text:p>
          <text:p text:style-name="P24"/>
        </text:list-item>
      </text:list>
      <text:p text:style-name="P6">BENEFICIARIES: </text:p>
      <text:p text:style-name="P6"/>
      <text:p text:style-name="P6">The beneficiaries of this work comprise the following groups:</text:p>
      <text:list xml:id="list7966308273727203055" text:style-name="L2">
        <text:list-item>
          <text:p text:style-name="P25">Generative music application and systems developers and practitionars interested in finding novel ways to generate human-like music using computational approaches.</text:p>
        </text:list-item>
        <text:list-item>
          <text:p text:style-name="P25">Music informatics researchers and specialists keen to explore theories and practices of musical improvisations and performances through music information analyses and modelling.</text:p>
        </text:list-item>
        <text:list-item>
          <text:p text:style-name="P25">Musicians employing latest technology to aid their compositional work and live improvisory performances.</text:p>
        </text:list-item>
      </text:list>
      <text:p text:style-name="P18"/>
      <text:p text:style-name="P14">RESEARCH OBJECTIVES:</text:p>
      <text:p text:style-name="P14"/>
      <text:p text:style-name="P14">In order to answer above research question, the main objectives proposed for this research project are as follows:</text:p>
      <text:p text:style-name="P15">How can music data be best encoded <text:span text:style-name="T5">to be processed and analysed by Deep neural Networks. ‘</text:span></text:p>
      <text:p text:style-name="P15"/>
      <text:p text:style-name="P14"/>
      <text:p text:style-name="P14"/>
      <text:p text:style-name="P14">• How can we best encode symbolic musical data to be processed and analysed with deep networks.</text:p>
      <text:p text:style-name="P14">• How can generative musical grammars be used for defining style specific music theoretic concepts and structural constraints for symbolic knowledge representation within Deep Neural Networks?</text:p>
      <text:p text:style-name="P14">• Can we use a formal logic system to define grammars as logical rules to control melodic sequence generation and constraint definition in deep neural networks ?</text:p>
      <text:p text:style-name="P14">• Is it possible to learn production probabilities from symbolic music data using NLP and grammar rules for melodic and harmonic sequence generation and evaluate using cross entropy ?</text:p>
      <text:p text:style-name="P14">• Can rule augmented Neural-Symbolic music generation systems improve upon purely connectionist and symbolic AI methods currently being used for music generation?</text:p>
      <text:p text:style-name="P18">Introduction</text:p>
      <text:p text:style-name="P2"/>
      <text:p text:style-name="P2">During recent years, an increased interest and experimentation into the artificial intelligence (AI) has been observed. This has been made possible by the rise in computational power and and huge amounts of data …..</text:p>
      <text:p text:style-name="P2">Deep Learning Techniques have demonstrated highly encouraging results in the recent past when applied to the domain of generative arts. Generative models for text, images, video and music have been developed and tested with varying levels of success. </text:p>
      <text:p text:style-name="P2"/>
      <text:p text:style-name="P2">Music generation is known to be particularly challenging in nature due to …. <text:span text:style-name="T1">(Mysteries of Music)</text:span></text:p>
      <text:p text:style-name="P2"/>
      <text:p text:style-name="P9">Appreciating <text:s/>music involves complex cognitive processes ranging from pitch detection as keys/notes, structural inference as metre etc. A cognitive process allows listener to listen to group individual pitches into structural elements <text:s/>and their relationships with musical piece. </text:p>
      <text:p text:style-name="P9"/>
      <text:p text:style-name="P7">Tensorflow, Magenta and generative arts. </text:p>
      <text:p text:style-name="P7"/>
      <text:p text:style-name="P7">Recurrent Neural Networks. </text:p>
      <text:p text:style-name="P7"/>
      <text:p text:style-name="P7">Augmenting structual knowledge. </text:p>
      <text:p text:style-name="P7"/>
      <text:p text:style-name="P7"/>
      <text:p text:style-name="P20">CRITICAL CONTEXT</text:p>
      <text:p text:style-name="P1"/>
      <text:p text:style-name="P1">Algorithmic music composition has been classically described as setting a sequence of rules</text:p>
      <text:p text:style-name="P1">for solving a problem of combining individual musical components into a complete</text:p>
      <text:p text:style-name="P1">composition. Illiac Suite, later termed as String Quartet No. 4, is known to be the first</text:p>
      <text:p text:style-name="P1">experiment of using computers for music generation (Hiller and Isaacson, 1959). The term</text:p>
      <text:p text:style-name="P1">“Generative Music” using computational algorithms was first coined by Brian Eno’s work,</text:p>
      <text:p text:style-name="P1">identifying it as a broad and rich category within the spectrum of generative arts. The idea</text:p>
      <text:p text:style-name="P1">revolves around using a computational difference engine to create compositions where every</text:p>
      <text:p text:style-name="P1">piece of musical is essentially unique and thus eliminating the “clockwork repetitions” found</text:p>
      <text:p text:style-name="P1">in recorded music (Eno, 1996).</text:p>
      <text:p text:style-name="P1"/>
      <text:p text:style-name="P1">Since the inception of the idea of generative music, there have been a number of attempts to</text:p>
      <text:p text:style-name="P1">generate music using computational algorithms including Markov Models, Genetic</text:p>
      <text:p text:style-name="P1">Algorithms, Natural Language Processing, Cellular Automata, Machine Learning and Neural</text:p>
      <text:p text:style-name="P1">Computing as reviewed by (Papadopoulos and Wiggins, 1999), (Nierhaus, 2009) and</text:p>
      <text:p text:style-name="P1">(Fernandez and Vico, 2013). These methods have been employed by researchers and</text:p>
      <text:p text:style-name="P1">musicians with considerable success; however, there still exist many caveats such as lack of</text:p>
      <text:p text:style-name="P1">domain subjectivity, increased level of system complexity, absence of human-like</text:p>
      <text:p text:style-name="P1">improvisations, questionable quality of generated music and dependence of large training</text:p>
      <text:p text:style-name="P1">datasets and complex composition rules.</text:p>
      <text:p text:style-name="P1"/>
      <text:p text:style-name="P11">Algorithmic Music Composition Techniques:</text:p>
      <text:p text:style-name="P12"/>
      <text:p text:style-name="P1">Following section provides a brief overview of intelligent music generation techniques that</text:p>
      <text:p text:style-name="P1">have been employed by researchers and practitioners in the past with selected examples.</text:p>
      <text:p text:style-name="P1"/>
      <text:p text:style-name="P1">MATHEMATICAL MODELS</text:p>
      <text:p text:style-name="P1"/>
      <text:p text:style-name="P1">Mathematical models and stochastic processes, mainly Markov chains have been used</text:p>
      <text:p text:style-name="P1">extensively for music generation since 1950s (Hiller and Isaacson, 1959). Their ability to</text:p>
      <text:p text:style-name="P1">perform transitions in discrete time steps with a lower level of complexity allows them to be</text:p>
      <text:p text:style-name="P1">effectively utilized within real time music generation. Interactive Jazz improvisations with</text:p>
      <text:p text:style-name="P1">BoB system (Thom, 2000) and simulated annealing to generate rhythm and melody</text:p>
      <text:p text:style-name="P1">(Davismoon and Eccles, 2010) can be seen as natural evolution such models. These models,</text:p>
      <text:p text:style-name="P1"><text:soft-page-break/>however, lack the ability to deal with higher abstractions found in human music and need</text:p>
      <text:p text:style-name="P1">large amounts of data for probabilistic computations to become generalizable.</text:p>
      <text:p text:style-name="P1"/>
      <text:p text:style-name="P1">KNOWLEDGE BASED SYSTEMS</text:p>
      <text:p text:style-name="P1"/>
      <text:p text:style-name="P1">These systems are primarily symbolic in nature having explicit rules and structural</text:p>
      <text:p text:style-name="P1">constraints to control the output of the model. Their main advantage is their ability of explain</text:p>
      <text:p text:style-name="P1">choices and actions taken to generate a certain output. The rule based harmonization system,</text:p>
      <text:p text:style-name="P1">CHORAL (Ebcioglu, 1988) and Intention-based music experiment (Zimmerman, 1998) can</text:p>
      <text:p text:style-name="P1">be seen as examples of KBS for generating compositions. The main limitations for such</text:p>
      <text:p text:style-name="P1">systems are an increased level of complication towards knowledge elicitation and a high</text:p>
      <text:p text:style-name="P1">dependency on the skills of experts.</text:p>
      <text:p text:style-name="P1"/>
      <text:p text:style-name="P1">EVOLUTIONARY/GENETIC ALGORITHMS</text:p>
      <text:p text:style-name="P1"/>
      <text:p text:style-name="P1">Evolutionary or Genetic algorithms have proven to be an effective alternative to some of</text:p>
      <text:p text:style-name="P1">techniques mentioned above due to their ability to work with large search spaces and provide</text:p>
      <text:p text:style-name="P1">multiple unique solutions which a desirable function while dealing with music generation.</text:p>
      <text:p text:style-name="P1">Genetic programming has been proved to generate programs that produce rhythmic melodies</text:p>
      <text:p text:style-name="P1">as output when given a melody as an input. One of the early examples in this regard is(Horner and Goldberg, 1991) where authors implemented evolutionary methods for musical</text:p>
      <text:p text:style-name="P1">thematic bridging. Also, professional score writing with Iamus (Diaz- Jarez, 2011) can be</text:p>
      <text:p text:style-name="P1">seen as a good candidate example. These methods were capable of producing aesthetically</text:p>
      <text:p text:style-name="P1">pleasing melodies but lack subjective elements and exhibited lower efficiency due to “Fitness</text:p>
      <text:p text:style-name="P1">Bottleneck” problem.</text:p>
      <text:p text:style-name="P1"/>
      <text:p text:style-name="P1">MUSIC GRAMMARS</text:p>
      <text:p text:style-name="P1"/>
      <text:p text:style-name="P1">A music grammar is a set of structural rules to expand high level symbols into detailed</text:p>
      <text:p text:style-name="P1">sequence of melodies. Grammar derivation can recursively simplify or reduce a melody by</text:p>
      <text:p text:style-name="P1">separating melodic elaboration notes so that the top level of the reduction contains only a</text:p>
      <text:p text:style-name="P1">compact melodic background structure, which can then be used for training in a generative</text:p>
      <text:p text:style-name="P1">process. A probabilistic context-free grammar (PCFG) is a context free grammar modified to</text:p>
      <text:p text:style-name="P1">give each rule a probability of being used in the output. Baroni (Baroni et al., 1984)</text:p>
      <text:p text:style-name="P1">developed a grammar for generating music in the style of Lutheran chorales. The logical</text:p>
      <text:p text:style-name="P1"><text:soft-page-break/>probabilistic framework, PRISM (Abdallah and Gold, 2014) for automatic music analysis and</text:p>
      <text:p text:style-name="P1">reduction, GTTM Analyser (Hamanaka, Hirata, and Tojo, 2015) for unsupervised PCFG</text:p>
      <text:p text:style-name="P1">based music generation, and automatic melodic reduction and generation (Groves, 2016) with</text:p>
      <text:p text:style-name="P1">supervised learning of PCFGs can be presented as key examples in this context. Some</text:p>
      <text:p text:style-name="P1">limitations of this approach have been highlighted as being computationally expensive, over-</text:p>
      <text:p text:style-name="P1">all questionable quality of an infinite number of generated melodies and expertise needed</text:p>
      <text:p text:style-name="P1">towards defining music theoretic concepts as grammar rules.</text:p>
      <text:p text:style-name="P1"/>
      <text:p text:style-name="P1">NEURAL NETWORKS</text:p>
      <text:p text:style-name="P1"/>
      <text:p text:style-name="P1">Since 1980s, Artificial Neural Network models (ANNs) have gained special attention by</text:p>
      <text:p text:style-name="P1">musicians and music informatics researchers because they can be trained on complex</text:p>
      <text:p text:style-name="P1">structured musical patterns present in an a given musical dataset and generate structured</text:p>
      <text:p text:style-name="P1">melodic content with improved realism, better control over model definition and generation</text:p>
      <text:p text:style-name="P1">processes, improvisation and higher flexibility in design (Fernandez and Vico, 2013). Early</text:p>
      <text:p text:style-name="P1">experiments with ANNs attempted to compose monophonic melodies based on probabilistic</text:p>
      <text:p text:style-name="P1">modelling. In recent years, Deep Neural Networks, specially Recurrent Neural Networks</text:p>
      <text:p text:style-name="P1">(RNNs), as shown in Fig 1, have gained particular popularity in the field of music generation</text:p>
      <text:p text:style-name="P1">as they allows representation of complex musical structures including polyphonic generation</text:p>
      <text:p text:style-name="P1">with temporal structural dependency controls. Some noteworthy mentions in this regard are</text:p>
      <text:p text:style-name="P1">Long Short-Term Memory Networks (LSTMs) for long term structural dependency control</text:p>
      <text:p text:style-name="P1">(Nayebi and Vitelli, 2015), Polyphonic music generation with temporal dependencies using</text:p>
      <text:p text:style-name="P1">Restricted Boltzmann Machines (Boulanger-Lewandowski et al., 2012) and Convolutional</text:p>
      <text:p text:style-name="P1">Generative Adversarial Networks for symbolic learning and generation (Yang, Chou and</text:p>
      <text:p text:style-name="P1">Yang, 2017).</text:p>
      <text:p text:style-name="P1">Google Magenta, a project of Google brain team (http://magenta.tensorflow.org), is the</text:p>
      <text:p text:style-name="P1">current state of the art for developing machine learning models for generative arts including</text:p>
      <text:p text:style-name="P1">images, video and music. One noteworthy project under this platform is re-enforcement deep</text:p>
      <text:p text:style-name="P1">learning for music generation with RL-TUNER (Jacques et al., 2016) to improve the structure</text:p>
      <text:p text:style-name="P1">and quality of sequences generated by an RNN. Fig 1. Recurrent Neural Networks make</text:p>
      <text:p text:style-name="P1">use of sequential information. RNNs perform same task for every element of the given sequence which makes them ideal to calculate the structural and temporal dependencies in sequence of music data.</text:p>
      <text:p text:style-name="P1">(Source: Nature)HYBRID SYSTEMS</text:p>
      <text:p text:style-name="P1">NEURAL-SYMBOLIC SYSTEMS FOR MUSIC GENERATION</text:p>
      <text:p text:style-name="P1"><text:soft-page-break/></text:p>
      <text:p text:style-name="P1">Hybrid systems (Papadopoulos and Wiggins, 1999) for music generation can be explained as</text:p>
      <text:p text:style-name="P1">systems which are a combination of two or more computational approaches mentioned above.</text:p>
      <text:p text:style-name="P1">A number of such experiments have been conducting and experimented for music generation</text:p>
      <text:p text:style-name="P1">with considerable success e.g. Grammars with genetic programming, ANNs with</text:p>
      <text:p text:style-name="P1">evolutionary algorithms and Rule-based Markov chains as explained by (Fernandez and Vico,</text:p>
      <text:p text:style-name="P1">2013).</text:p>
      <text:p text:style-name="P1"/>
      <text:p text:style-name="P13">Deep learning architectures mentioned above can also be designed as Neural-symbolic hybrid</text:p>
      <text:p text:style-name="P13">systems by integrating von Neumann-style serialized connectionist learning and symbolic</text:p>
      <text:p text:style-name="P13">reasoning into the network architecture, instead of brain-style parallel processing. Symbolic</text:p>
      <text:p text:style-name="P13">AI Neural networks offer improved implementation of robust experimental learning</text:p>
      <text:p text:style-name="P13">applications while operating at a high conceptual level. More recently, the use of neural-</text:p>
      <text:p text:style-name="P13">symbolic algorithms have led to notably efficient applications, with performance comparable</text:p>
      <text:p text:style-name="P13">to those of humans, in particular in computer image and vision understanding and natural</text:p>
      <text:p text:style-name="P13">language processing tasks (Garcez, 2012).</text:p>
      <text:p text:style-name="P13"/>
      <text:p text:style-name="P1">Neural-Symbolic music generation has been experimented in the past by Mozer with</text:p>
      <text:p text:style-name="P1">CONCERT system (Mozer, 1994). Grammar based symbolic music generation, primarily</text:p>
      <text:p text:style-name="P1">emerging from GTTM (Generative Theory of Tonal Music) developed in 1980s (Lerdahl and</text:p>
      <text:p text:style-name="P1">Jackendoff, 1985) allows NLP based Context Free Grammars (CFGs) for probabilistic</text:p>
      <text:p text:style-name="P1">modelling of musical structure for identifying relationships between melodic components,</text:p>
      <text:p text:style-name="P1">repetition, transformation and note-variation, and to enforce music-theoretic ideas such as</text:p>
      <text:p text:style-name="P1">scale, harmony and tonality etc. (Abdallah and Gold, 2014), (Groves, 2016).</text:p>
      <text:p text:style-name="P1"/>
      <text:p text:style-name="P1"/>
      <text:p text:style-name="P22">METHODOLOGY: </text:p>
      <text:p text:style-name="P16">In this section, <text:span text:style-name="T6">we present the methodology employed to answer the research question, and revolves around dataset selection and pre processing, model development and generation </text:span></text:p>
      <text:p text:style-name="P16"/>
      <text:p text:style-name="P17">SOFTWARE AND TOOLS:</text:p>
      <text:p text:style-name="P17"/>
      <text:p text:style-name="P17">Python Programming Environment<text:note text:id="ftn1" text:note-class="footnote"><text:note-citation>1</text:note-citation><text:note-body><text:p text:style-name="P23"><text:s/><text:a xlink:type="simple" xlink:href="https://www.continuum.io/" text:style-name="Internet_20_link" text:visited-style-name="Visited_20_Internet_20_Link"><text:span text:style-name="T6">https://www.continuum.io</text:span></text:a><text:span text:style-name="T6"> </text:span></text:p></text:note-body></text:note> </text:p>
      <text:p text:style-name="P17">Continuum Analytics Anaconda based distribution of Python programming language will be used in this experiment as primary programming environment. This environment is selected due to large community support and seamless integration with all major Python libraries.</text:p>
      <text:p text:style-name="P17"/>
      <text:p text:style-name="P17">Python-midi Library<text:note text:id="ftn2" text:note-class="footnote"><text:note-citation>2</text:note-citation><text:note-body><text:p text:style-name="Footnote"><text:s/><text:a xlink:type="simple" xlink:href="https://github.com/vishnubob/python-midi" text:style-name="Internet_20_link" text:visited-style-name="Visited_20_Internet_20_Link">https://github.com/vishnubob/python-midi</text:a> </text:p></text:note-body></text:note></text:p>
      <text:p text:style-name="P17"/>
      <text:p text:style-name="P17">Mingus Music Theory and Notation Package3<text:note text:id="ftn3" text:note-class="footnote"><text:note-citation>3</text:note-citation><text:note-body><text:p text:style-name="P23"><text:s/><text:a xlink:type="simple" xlink:href="https://bspaans.github.io/python-mingus/" text:style-name="Internet_20_link" text:visited-style-name="Visited_20_Internet_20_Link"><text:span text:style-name="T6">https://bspaans.github.io/python-mingus</text:span></text:a></text:p></text:note-body></text:note><text:line-break/></text:p>
      <text:p text:style-name="P17">Tensor Flow Deep Learning Library. <text:note text:id="ftn4" text:note-class="footnote"><text:note-citation>4</text:note-citation><text:note-body><text:p text:style-name="P23"><text:s/><text:a xlink:type="simple" xlink:href="https://www.tensorflow.org/" text:style-name="Internet_20_link" text:visited-style-name="Visited_20_Internet_20_Link"><text:span text:style-name="T6">https://www.tensorflow.org</text:span></text:a><text:span text:style-name="T6"> </text:span></text:p></text:note-body></text:note></text:p>
      <text:p text:style-name="P17">Tensor Flow and Magenta open source libraries by Google will be used to build and train neural networks for melodic generation. This learning environ-ment is selected due to its offerings on a variety of deep neural network architectures and active user community. A vast number of current research activities into the field of music generation are being conducted using these libraries and accompanying environments which would provide a great source for learning and experimenting with latest developments into generative music. </text:p>
      <text:p text:style-name="P17"/>
      <text:p text:style-name="P17">Bitwig Studio 2<text:note text:id="ftn5" text:note-class="footnote"><text:note-citation>5</text:note-citation><text:note-body><text:p text:style-name="P23"><text:s/><text:a xlink:type="simple" xlink:href="https://www.bitwig.com/" text:style-name="Internet_20_link" text:visited-style-name="Visited_20_Internet_20_Link"><text:span text:style-name="T6">https://www.bitwig.com</text:span></text:a><text:span text:style-name="T6"> <text:s text:c="2"/></text:span></text:p></text:note-body></text:note></text:p>
      <text:p text:style-name="P17"/>
      <text:p text:style-name="P17"/>
      <text:p text:style-name="P17"/>
      <text:p text:style-name="P17"/>
      <text:p text:style-name="P17"/>
      <text:p text:style-name="P17"/>
      <text:p text:style-name="P17"/>
      <text:p text:style-name="P16"/>
      <text:p text:style-name="P16"><text:soft-page-break/>Four dimensions were identified </text:p>
      <text:p text:style-name="P16"/>
      <text:p text:style-name="P16">Generation Objective: </text:p>
      <text:p text:style-name="P16">Data Representation: </text:p>
      <text:p text:style-name="P16">Network Architecture:</text:p>
      <text:p text:style-name="P16">Generation Strategy:</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5T17:49:26.633461629</meta:creation-date>
    <dc:date>2017-12-31T00:52:30.999655580</dc:date>
    <meta:editing-duration>P1DT4H21M54S</meta:editing-duration>
    <meta:editing-cycles>7</meta:editing-cycles>
    <meta:generator>LibreOffice/5.1.6.2$Linux_X86_64 LibreOffice_project/10m0$Build-2</meta:generator>
    <meta:document-statistic meta:table-count="0" meta:image-count="0" meta:object-count="0" meta:page-count="12" meta:paragraph-count="172" meta:word-count="2370" meta:character-count="16713" meta:non-whitespace-character-count="14487"/>
  </office:meta>
</office:document-meta>
</file>